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26">
      <style:table-cell-properties fo:border="0.06pt solid #000000"/>
    </style:style>
    <style:style style:name="ce4" style:family="table-cell" style:parent-style-name="Default" style:data-style-name="N131">
      <style:table-cell-properties fo:border="0.06pt solid #000000"/>
    </style:style>
  </office:automatic-styles>
  <office:body>
    <office:spreadsheet>
      <table:calculation-settings table:automatic-find-labels="false"/>
      <table:table table:name="cargo door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 office:value-type="string" calcext:value-type="string">
            <text:p>cost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upply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firehp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</table:table-row>
      </table:table>
      <table:table table:name="CE_MONEY gen" table:style-name="ta1">
        <table:table-column table:style-name="co1" table:default-cell-style-name="ce1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old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blockers</text:p>
          </table:table-cell>
          <table:table-cell table:style-name="ce1" office:value-type="string" calcext:value-type="string">
            <text:p>ship(0)/building(1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_a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bery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mbery_ai</text:p>
          </table:table-cell>
          <table:table-cell office:value-type="float" office:value="90" calcext:value-type="float">
            <text:p>9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al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al_ai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e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e_ai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il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il_ai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yard</text:p>
          </table:table-cell>
          <table:table-cell office:value-type="float" office:value="700" calcext:value-type="float">
            <text:p>70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yard_ai</text:p>
          </table:table-cell>
          <table:table-cell office:value-type="float" office:value="70" calcext:value-type="float">
            <text:p>7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rage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tory_ai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ter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sh_s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sh_m</text:p>
          </table:table-cell>
          <table:table-cell office:value-type="float" office:value="-250" calcext:value-type="float">
            <text:p>-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sh_b</text:p>
          </table:table-cell>
          <table:table-cell office:value-type="float" office:value="-600" calcext:value-type="float">
            <text:p>-6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s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s_ai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office:value-type="string" calcext:value-type="string">
            <text:p>1 june 2017</text:p>
          </table:table-cell>
          <table:table-cell table:style-name="ce1" office:value-type="string" calcext:value-type="string">
            <text:p>tear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blockers</text:p>
          </table:table-cell>
          <table:table-cell table:style-name="ce1" office:value-type="string" calcext:value-type="string">
            <text:p>ship(0)/building(1)</text:p>
          </table:table-cell>
          <table:table-cell table:style-name="ce1" office:value-type="string" calcext:value-type="string">
            <text:p>cost</text:p>
          </table:table-cell>
          <table:table-cell table:style-name="ce1"/>
          <table:table-cell table:style-name="ce1" office:value-type="string" calcext:value-type="string">
            <text:p>initial ttri</text:p>
          </table:table-cell>
          <table:table-cell table:style-name="ce1" office:value-type="string" calcext:value-type="string">
            <text:p>calc ttri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float" office:value="1" calcext:value-type="float">
            <text:p>1</text:p>
          </table:table-cell>
          <table:table-cell table:formula="of:=(([.B29]*[.B29])*(10*(1+[.D29]))*(1+[.E29])/5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formula="of:=[.C29]*[.H29]/([.E29]+0.7)" office:value-type="float" office:value="134.117647058824" calcext:value-type="float">
            <text:p>134.117647</text:p>
          </table:table-cell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4" table:formula="of:=[.F29]/[.C29]" office:value-type="float" office:value="11.1764705882353" calcext:value-type="float">
            <text:p>11.17647059</text:p>
          </table:table-cell>
        </table:table-row>
        <table:table-row table:style-name="ro1">
          <table:table-cell office:value-type="string" calcext:value-type="string">
            <text:p>trees</text:p>
          </table:table-cell>
          <table:table-cell office:value-type="float" office:value="2" calcext:value-type="float">
            <text:p>2</text:p>
          </table:table-cell>
          <table:table-cell table:formula="of:=(([.B30]*[.B30])*(10*(1+[.D30]))*(1+[.E30])/5)"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formula="of:=[.C30]*[.H30]/([.E30]+0.7)" office:value-type="float" office:value="508.235294117647" calcext:value-type="float">
            <text:p>508.235294</text:p>
          </table:table-cell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4" table:formula="of:=[.F30]/[.C30]" office:value-type="float" office:value="10.5882352941176" calcext:value-type="float">
            <text:p>10.58823529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office:value-type="float" office:value="3" calcext:value-type="float">
            <text:p>3</text:p>
          </table:table-cell>
          <table:table-cell table:formula="of:=(([.B31]*[.B31])*(10*(1+[.D31]))*(1+[.E31])/5)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C31]*[.H31]/([.E31]+0.7)" office:value-type="float" office:value="437.142857142857" calcext:value-type="float">
            <text:p>437.142857</text:p>
          </table:table-cell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4" table:formula="of:=[.F31]/[.C31]" office:value-type="float" office:value="24.2857142857143" calcext:value-type="float">
            <text:p>24.28571429</text:p>
          </table:table-cell>
        </table:table-row>
        <table:table-row table:style-name="ro1">
          <table:table-cell office:value-type="string" calcext:value-type="string">
            <text:p>lubery</text:p>
          </table:table-cell>
          <table:table-cell office:value-type="float" office:value="3" calcext:value-type="float">
            <text:p>3</text:p>
          </table:table-cell>
          <table:table-cell table:formula="of:=(([.B32]*[.B32])*(10*(1+[.D32]))*(1+[.E32])/5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[.C32]*[.H32]/([.E32]+0.7)" office:value-type="float" office:value="338.823529411765" calcext:value-type="float">
            <text:p>338.823529</text:p>
          </table:table-cell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4" table:formula="of:=[.F32]/[.C32]" office:value-type="float" office:value="9.41176470588235" calcext:value-type="float">
            <text:p>9.41176471</text:p>
          </table:table-cell>
        </table:table-row>
        <table:table-row table:style-name="ro1">
          <table:table-cell office:value-type="string" calcext:value-type="string">
            <text:p>mine</text:p>
          </table:table-cell>
          <table:table-cell office:value-type="float" office:value="4" calcext:value-type="float">
            <text:p>4</text:p>
          </table:table-cell>
          <table:table-cell table:formula="of:=(([.B33]*[.B33])*(10*(1+[.D33]))*(1+[.E33])/5)"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formula="of:=[.C33]*[.H33]/([.E33]+0.7)" office:value-type="float" office:value="1694.11764705882" calcext:value-type="float">
            <text:p>1694.117647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4" table:formula="of:=[.F33]/[.C33]" office:value-type="float" office:value="8.82352941176471" calcext:value-type="float">
            <text:p>8.82352941</text:p>
          </table:table-cell>
        </table:table-row>
        <table:table-row table:style-name="ro1"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(([.B34]*[.B34])*(10*(1+[.D34]))*(1+[.E34])/5)"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table:formula="of:=[.C34]*[.H34]/([.E34]+0.7)" office:value-type="float" office:value="3000" calcext:value-type="float">
            <text:p>3000.000000</text:p>
          </table:table-cell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4" table:formula="of:=[.F34]/[.C34]" office:value-type="float" office:value="20" calcext:value-type="float">
            <text:p>20.00000000</text:p>
          </table:table-cell>
        </table:table-row>
        <table:table-row table:style-name="ro1">
          <table:table-cell office:value-type="string" calcext:value-type="string">
            <text:p>oil</text:p>
          </table:table-cell>
          <table:table-cell office:value-type="float" office:value="5" calcext:value-type="float">
            <text:p>5</text:p>
          </table:table-cell>
          <table:table-cell table:formula="of:=(([.B35]*[.B35])*(10*(1+[.D35]))*(1+[.E35])/5)"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formula="of:=[.C35]*[.H35]/([.E35]+0.7)" office:value-type="float" office:value="2294.11764705882" calcext:value-type="float">
            <text:p>2294.117647</text:p>
          </table:table-cell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4" table:formula="of:=[.F35]/[.C35]" office:value-type="float" office:value="7.64705882352941" calcext:value-type="float">
            <text:p>7.64705882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6" calcext:value-type="float">
            <text:p>6</text:p>
          </table:table-cell>
          <table:table-cell table:formula="of:=(([.B36]*[.B36])*(10*(1+[.D36]))*(1+[.E36])/5)" office:value-type="float" office:value="288" calcext:value-type="float">
            <text:p>28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[.C36]*[.H36]/([.E36]+0.7)" office:value-type="float" office:value="2032.94117647059" calcext:value-type="float">
            <text:p>2032.941176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4" table:formula="of:=[.F36]/[.C36]" office:value-type="float" office:value="7.05882352941176" calcext:value-type="float">
            <text:p>7.05882353</text:p>
          </table:table-cell>
        </table:table-row>
        <table:table-row table:style-name="ro1">
          <table:table-cell office:value-type="string" calcext:value-type="string">
            <text:p>metal</text:p>
          </table:table-cell>
          <table:table-cell office:value-type="float" office:value="7" calcext:value-type="float">
            <text:p>7</text:p>
          </table:table-cell>
          <table:table-cell table:formula="of:=(([.B37]*[.B37])*(10*(1+[.D37]))*(1+[.E37])/5)" office:value-type="float" office:value="392" calcext:value-type="float">
            <text:p>39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[.C37]*[.H37]/([.E37]+0.7)" office:value-type="float" office:value="2536.47058823529" calcext:value-type="float">
            <text:p>2536.470588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4" table:formula="of:=[.F37]/[.C37]" office:value-type="float" office:value="6.47058823529412" calcext:value-type="float">
            <text:p>6.47058824</text:p>
          </table:table-cell>
        </table:table-row>
        <table:table-row table:style-name="ro1">
          <table:table-cell office:value-type="string" calcext:value-type="string">
            <text:p>shipyard</text:p>
          </table:table-cell>
          <table:table-cell office:value-type="float" office:value="8" calcext:value-type="float">
            <text:p>8</text:p>
          </table:table-cell>
          <table:table-cell table:formula="of:=(([.B38]*[.B38])*(10*(1+[.D38]))*(1+[.E38])/5)"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[.C38]*[.H38]/([.E38]+0.7)" office:value-type="float" office:value="3011.76470588235" calcext:value-type="float">
            <text:p>3011.764706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4" table:formula="of:=[.F38]/[.C38]" office:value-type="float" office:value="5.88235294117647" calcext:value-type="float">
            <text:p>5.88235294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float" office:value="10" calcext:value-type="float">
            <text:p>10</text:p>
          </table:table-cell>
          <table:table-cell table:formula="of:=(([.B39]*[.B39])*(10*(1+[.D39]))*(1+[.E39])/5)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C39]*[.H39]/([.E39]+0.7)" office:value-type="float" office:value="2571.42857142857" calcext:value-type="float">
            <text:p>2571.428571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4" table:formula="of:=[.F39]/[.C39]" office:value-type="float" office:value="12.8571428571429" calcext:value-type="float">
            <text:p>12.857142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12" loext:min-decimal-places="12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0">00/00/0000</text:date>, <text:time style:data-style-name="N2" text:time-value="17:20:44.7661023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3:28:14.102289926</meta:creation-date>
    <dc:date>2017-09-10T17:20:57.833067379</dc:date>
    <meta:editing-duration>PT2H26M44S</meta:editing-duration>
    <meta:editing-cycles>9</meta:editing-cycles>
    <meta:generator>LibreOffice/5.1.6.2$Linux_X86_64 LibreOffice_project/10m0$Build-2</meta:generator>
    <meta:document-statistic meta:table-count="2" meta:cell-count="238" meta:object-count="0"/>
  </office:meta>
</office:document-meta>
</file>